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5.65cm" fo:min-width="7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5.65cm" fo:min-width="1.7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3.05cm" fo:min-width="1.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2.05cm" fo:min-width="1.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5.9cm" svg:x="6.7cm" svg:y="5.2cm">
          <text:p text:style-name="P1">Current</text:p>
          <text:p text:style-name="P1">Decis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5.9cm" svg:x="4.5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8cm" svg:height="3.3cm" svg:x="14.3cm" svg:y="5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cm" svg:height="2.3cm" svg:x="14.3cm" svg:y="8.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245cm" svg:height="0.962cm" svg:x="5.1cm" svg:y="7cm">
          <draw:text-box>
            <text:p>Decisions</text:p>
          </draw:text-box>
        </draw:frame>
        <draw:frame draw:style-name="gr5" draw:text-style-name="P2" draw:layer="layout" svg:width="1.984cm" svg:height="0.962cm" svg:x="15.1cm" svg:y="6.8cm">
          <draw:text-box>
            <text:p>tasks</text:p>
          </draw:text-box>
        </draw:frame>
        <draw:frame draw:style-name="gr6" draw:text-style-name="P2" draw:layer="layout" svg:width="2.9cm" svg:height="1.1cm" svg:x="14.6cm" svg:y="9cm">
          <draw:text-box>
            <text:p>securit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7T19:27:42.786008212</meta:creation-date>
    <dc:date>2019-05-17T19:31:03.546443618</dc:date>
    <meta:editing-duration>PT3M21S</meta:editing-duration>
    <meta:editing-cycles>1</meta:editing-cycles>
    <meta:document-statistic meta:object-count="7"/>
    <meta:generator>LibreOffice/6.0.7.3$Linux_X86_64 LibreOffice_project/00m0$Build-3</meta:generator>
  </office:meta>
</office:document-meta>
</file>